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hysical</text:span><text:span text:style-name="T1_2"><text:s/></text:span><text:span text:style-name="T1_3">Appearance</text:span></text:p>
      <text:list text:style-name="LS1" xml:id="list0">
        <text:list-item>
          <text:p text:style-name="P2"><text:span text:style-name="T2_1">At</text:span><text:span text:style-name="T2_2"><text:s/></text:span><text:span text:style-name="T2_3">least</text:span><text:span text:style-name="T2_4"><text:s/></text:span><text:span text:style-name="T2_5">one</text:span><text:span text:style-name="T2_6"><text:s/></text:span><text:span text:style-name="T2_7">eye</text:span></text:p>
        </text:list-item>
        <text:list-item>
          <text:p text:style-name="P3"><text:span text:style-name="T3_1">smallish</text:span><text:span text:style-name="T3_2"><text:s/></text:span><text:span text:style-name="T3_3">finger</text:span><text:span text:style-name="T3_4">-</text:span><text:span text:style-name="T3_5">like</text:span><text:span text:style-name="T3_6"><text:s/></text:span><text:span text:style-name="T3_7">appendages</text:span></text:p>
        </text:list-item>
        <text:list-item>
          <text:p text:style-name="P4"><text:span text:style-name="T4_1">At</text:span><text:span text:style-name="T4_2"><text:s/></text:span><text:span text:style-name="T4_3">least</text:span><text:span text:style-name="T4_4"><text:s/>1<text:s/></text:span><text:span text:style-name="T4_5">arm</text:span><text:span text:style-name="T4_6"><text:s/></text:span><text:span text:style-name="T4_7">to</text:span><text:span text:style-name="T4_8"><text:s/></text:span><text:span text:style-name="T4_9">hit</text:span><text:span text:style-name="T4_10"><text:s/></text:span><text:span text:style-name="T4_11">keys</text:span></text:p>
        </text:list-item>
        <text:list-item>
          <text:p text:style-name="P5"><text:span text:style-name="T5_1">At</text:span><text:span text:style-name="T5_2"><text:s/></text:span><text:span text:style-name="T5_3">least</text:span><text:span text:style-name="T5_4"><text:s/>2<text:s/></text:span><text:span text:style-name="T5_5">ears</text:span><text:span text:style-name="T5_6"><text:s/></text:span><text:span text:style-name="T5_7">because</text:span><text:span text:style-name="T5_8"><text:s/></text:span><text:span text:style-name="T5_9">of</text:span><text:span text:style-name="T5_10"><text:s/></text:span><text:span text:style-name="T5_11">surround</text:span><text:span text:style-name="T5_12"><text:s/></text:span><text:span text:style-name="T5_13">sound</text:span><text:span text:style-name="T5_14"><text:s/></text:span></text:p>
        </text:list-item>
        <text:list-item>
          <text:p text:style-name="P6"><text:span text:style-name="T6_1">Creature</text:span><text:span text:style-name="T6_2"><text:s/></text:span><text:span text:style-name="T6_3">must</text:span><text:span text:style-name="T6_4"><text:s/></text:span><text:span text:style-name="T6_5">have</text:span><text:span text:style-name="T6_6"><text:s/></text:span><text:span text:style-name="T6_7">vocals</text:span><text:span text:style-name="T6_8"><text:s/></text:span><text:span text:style-name="T6_9">because</text:span><text:span text:style-name="T6_10"><text:s/></text:span><text:span text:style-name="T6_11">of</text:span><text:span text:style-name="T6_12"><text:s/></text:span><text:span text:style-name="T6_13">text</text:span><text:span text:style-name="T6_14">-</text:span><text:span text:style-name="T6_15">to</text:span><text:span text:style-name="T6_16">-</text:span><text:span text:style-name="T6_17">speech</text:span><text:span text:style-name="T6_18"><text:s/></text:span><text:span text:style-name="T6_19">feature</text:span><text:span text:style-name="T6_20">.</text:span></text:p>
        </text:list-item>
        <text:list-item>
          <text:p text:style-name="P7"><text:span text:style-name="T7_1">Depending</text:span><text:span text:style-name="T7_2"><text:s/></text:span><text:span text:style-name="T7_3">on</text:span><text:span text:style-name="T7_4"><text:s/></text:span><text:span text:style-name="T7_5">the</text:span><text:span text:style-name="T7_6"><text:s/></text:span><text:span text:style-name="T7_7">height</text:span><text:span text:style-name="T7_8"><text:s/></text:span><text:span text:style-name="T7_9">of</text:span><text:span text:style-name="T7_10"><text:s/></text:span><text:span text:style-name="T7_11">the</text:span><text:span text:style-name="T7_12"><text:s/></text:span><text:span text:style-name="T7_13">desks</text:span><text:span text:style-name="T7_14"><text:s/></text:span><text:span text:style-name="T7_15">the</text:span><text:span text:style-name="T7_16"><text:s/></text:span><text:span text:style-name="T7_17">computers</text:span><text:span text:style-name="T7_18"><text:s/></text:span><text:span text:style-name="T7_19">are</text:span><text:span text:style-name="T7_20"><text:s/></text:span><text:span text:style-name="T7_21">placed</text:span><text:span text:style-name="T7_22"><text:s/></text:span><text:span text:style-name="T7_23">on</text:span><text:span text:style-name="T7_24"><text:s/></text:span><text:span text:style-name="T7_25">can</text:span><text:span text:style-name="T7_26"><text:s/></text:span><text:span text:style-name="T7_27">tell</text:span><text:span text:style-name="T7_28"><text:s/></text:span><text:span text:style-name="T7_29">us</text:span><text:span text:style-name="T7_30"><text:s/></text:span><text:span text:style-name="T7_31">the</text:span><text:span text:style-name="T7_32"><text:s/></text:span><text:span text:style-name="T7_33">avg</text:span><text:span text:style-name="T7_34"><text:s/></text:span><text:span text:style-name="T7_35">height</text:span><text:span text:style-name="T7_36"><text:s/></text:span><text:span text:style-name="T7_37">of</text:span><text:span text:style-name="T7_38"><text:s/></text:span><text:span text:style-name="T7_39">the</text:span><text:span text:style-name="T7_40"><text:s/></text:span><text:span text:style-name="T7_41">creatures</text:span><text:span text:style-name="T7_42">.</text:span></text:p>
        </text:list-item>
      </text:list>
      <text:p text:style-name="P8"/>
      <text:p text:style-name="P9"/>
      <text:p text:style-name="P10"><text:span text:style-name="T10_1">Intelligent</text:span><text:span text:style-name="T10_2"><text:s/></text:span><text:span text:style-name="T10_3">enough</text:span><text:span text:style-name="T10_4"><text:s/></text:span><text:span text:style-name="T10_5">to</text:span><text:span text:style-name="T10_6"><text:s/></text:span><text:span text:style-name="T10_7">make</text:span><text:span text:style-name="T10_8"><text:s/></text:span><text:span text:style-name="T10_9">the</text:span><text:span text:style-name="T10_10"><text:s/></text:span><text:span text:style-name="T10_11">computer</text:span><text:span text:style-name="T10_12"><text:s/></text:span><text:span text:style-name="T10_13">but</text:span><text:span text:style-name="T10_14"><text:s/></text:span><text:span text:style-name="T10_15">not</text:span><text:span text:style-name="T10_16"><text:s/></text:span><text:span text:style-name="T10_17">intelligent</text:span><text:span text:style-name="T10_18"><text:s/></text:span><text:span text:style-name="T10_19">enough</text:span><text:span text:style-name="T10_20"><text:s/></text:span><text:span text:style-name="T10_21">to</text:span><text:span text:style-name="T10_22"><text:s/></text:span><text:span text:style-name="T10_23">make</text:span><text:span text:style-name="T10_24"><text:s/></text:span><text:span text:style-name="T10_25">the</text:span><text:span text:style-name="T10_26"><text:s/></text:span><text:span text:style-name="T10_27">computer</text:span><text:span text:style-name="T10_28"><text:s/></text:span><text:span text:style-name="T10_29">obsolete</text:span></text:p>
      <text:p text:style-name="P11"/>
      <text:p text:style-name="P12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